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bitmap" draw:fill-color="#729fcf" draw:fill-image-name="Empty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objectwithoutfill">
      <style:graphic-properties svg:stroke-width="0.1cm" draw:marker-start="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measure" style:list-style-name="L1">
      <style:graphic-properties draw:textarea-vertical-align="middle" draw:line-distance="0.696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measure" style:list-style-name="L1">
      <style:graphic-properties draw:textarea-vertical-align="middle"/>
    </style:style>
    <style:style style:name="gr7" style:family="graphic" style:parent-style-name="measure" style:list-style-name="L1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 draw:line-distance="2.6cm"/>
    </style:style>
    <style:style style:name="gr9" style:family="graphic" style:parent-style-name="measure" style:list-style-name="L1">
      <style:graphic-properties draw:textarea-vertical-align="middle" draw:line-distance="4.2cm"/>
    </style:style>
    <style:style style:name="gr10" style:family="graphic" style:parent-style-name="measure" style:list-style-name="L1">
      <style:graphic-properties draw:textarea-vertical-align="middle" draw:line-distance="2.5cm"/>
    </style:style>
    <style:style style:name="gr11" style:family="graphic" style:parent-style-name="measure" style:list-style-name="L1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20cm" svg:x="5cm" svg:y="6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5cm" svg:y1="6cm" svg:x2="17cm" svg:y2="6cm">
          <text:p text:style-name="P2"><text:span text:style-name="T1"><text:measure text:kind="gap"/></text:span><text:span text:style-name="T1"><text:measure text:kind="value">1.2</text:measure></text:span><text:span text:style-name="T1"><text:measure text:kind="unit">m</text:measure></text:span><text:span text:style-name="T1"><text:measure text:kind="gap"/></text:span></text:p>
        </draw:measure>
        <draw:measure draw:style-name="gr2" draw:text-style-name="P1" draw:layer="measurelines" svg:x1="17.1cm" svg:y1="6cm" svg:x2="17.1cm" svg:y2="26cm">
          <text:p text:style-name="P2"><text:span text:style-name="T1"><text:measure text:kind="gap"/></text:span><text:span text:style-name="T1"><text:measure text:kind="value">2</text:measure></text:span><text:span text:style-name="T1"><text:measure text:kind="unit">m</text:measure></text:span><text:span text:style-name="T1"><text:measure text:kind="gap"/></text:span></text:p>
        </draw:measure>
        <draw:line draw:style-name="gr3" draw:text-style-name="P1" draw:layer="measurelines" svg:x1="9cm" svg:y1="9.5cm" svg:x2="9cm" svg:y2="14.6cm">
          <text:p/>
        </draw:line>
        <draw:measure draw:style-name="gr2" draw:text-style-name="P1" draw:layer="measurelines" svg:x1="9cm" svg:y1="9.5cm" svg:x2="9cm" svg:y2="14.5cm">
          <text:p text:style-name="P2"><text:span text:style-name="T1"><text:measure text:kind="gap"/></text:span><text:span text:style-name="T1"><text:measure text:kind="value">0.5</text:measure></text:span><text:span text:style-name="T1"><text:measure text:kind="unit">m</text:measure></text:span><text:span text:style-name="T1"><text:measure text:kind="gap"/></text:span></text:p>
        </draw:measure>
        <draw:measure draw:style-name="gr2" draw:text-style-name="P1" draw:layer="measurelines" svg:x1="5cm" svg:y1="9.5cm" svg:x2="9cm" svg:y2="9.5cm">
          <text:p text:style-name="P2"><text:span text:style-name="T1"><text:measure text:kind="gap"/></text:span><text:span text:style-name="T1"><text:measure text:kind="value">0.4</text:measure></text:span><text:span text:style-name="T1"><text:measure text:kind="unit">m</text:measure></text:span><text:span text:style-name="T1"><text:measure text:kind="gap"/></text:span></text:p>
        </draw:measure>
        <draw:measure draw:style-name="gr2" draw:text-style-name="P1" draw:layer="measurelines" svg:x1="9cm" svg:y1="6cm" svg:x2="9cm" svg:y2="9.5cm">
          <text:p text:style-name="P2"><text:span text:style-name="T1"><text:measure text:kind="gap"/></text:span><text:span text:style-name="T1"><text:measure text:kind="value">0.35</text:measure></text:span><text:span text:style-name="T1"><text:measure text:kind="unit">m</text:measure></text:span><text:span text:style-name="T1"><text:measure text:kind="gap"/></text:span></text:p>
        </draw:measure>
        <draw:line draw:style-name="gr3" draw:text-style-name="P1" draw:layer="measurelines" svg:x1="14.122cm" svg:y1="14.879cm" svg:x2="9.879cm" svg:y2="19.122cm">
          <text:p/>
        </draw:line>
        <draw:measure draw:style-name="gr2" draw:text-style-name="P1" draw:layer="measurelines" svg:x1="14.1cm" svg:y1="14.9cm" svg:x2="17cm" svg:y2="14.9cm">
          <text:p text:style-name="P2"><text:span text:style-name="T1"><text:measure text:kind="gap"/></text:span><text:span text:style-name="T1"><text:measure text:kind="value">0.29</text:measure></text:span><text:span text:style-name="T1"><text:measure text:kind="unit">m</text:measure></text:span><text:span text:style-name="T1"><text:measure text:kind="gap"/></text:span></text:p>
        </draw:measure>
        <draw:measure draw:style-name="gr2" draw:text-style-name="P1" draw:layer="measurelines" svg:x1="17cm" svg:y1="19.2cm" svg:x2="9.9cm" svg:y2="19.2cm">
          <text:p text:style-name="P2"><text:span text:style-name="T1"><text:measure text:kind="gap"/></text:span><text:span text:style-name="T1"><text:measure text:kind="value">0.71</text:measure></text:span><text:span text:style-name="T1"><text:measure text:kind="unit">m</text:measure></text:span><text:span text:style-name="T1"><text:measure text:kind="gap"/></text:span></text:p>
        </draw:measure>
        <draw:measure draw:style-name="gr4" draw:text-style-name="P3" draw:layer="measurelines" svg:x1="9.929cm" svg:y1="19.171cm" svg:x2="14.171cm" svg:y2="14.929cm">
          <text:p text:style-name="P3"><text:span text:style-name="T1"><text:measure text:kind="gap"/></text:span><text:span text:style-name="T1"><text:measure text:kind="value">0.6</text:measure></text:span><text:span text:style-name="T1"><text:measure text:kind="unit">m</text:measure></text:span><text:span text:style-name="T1"><text:measure text:kind="gap"/></text:span></text:p>
        </draw:measure>
        <draw:custom-shape draw:style-name="gr5" draw:text-style-name="P1" draw:layer="measurelines" svg:width="1.4cm" svg:height="1.5cm" svg:x="15cm" svg:y="22cm">
          <text:p/>
          <draw:enhanced-geometry svg:viewBox="0 0 21600 21600" draw:type="rectangle" draw:enhanced-path="M 0 0 L 21600 0 21600 21600 0 21600 0 0 Z N"/>
        </draw:custom-shape>
        <draw:measure draw:style-name="gr6" draw:text-style-name="P3" draw:layer="measurelines" svg:x1="15cm" svg:y1="22.2cm" svg:x2="16.4cm" svg:y2="22.2cm">
          <text:p text:style-name="P3"><text:span text:style-name="T1"><text:measure text:kind="gap"/></text:span><text:span text:style-name="T1"><text:measure text:kind="value">0.14</text:measure></text:span><text:span text:style-name="T1"><text:measure text:kind="unit">m</text:measure></text:span><text:span text:style-name="T1"><text:measure text:kind="gap"/></text:span></text:p>
        </draw:measure>
        <draw:measure draw:style-name="gr7" draw:text-style-name="P3" draw:layer="measurelines" svg:x1="15cm" svg:y1="23.5cm" svg:x2="15cm" svg:y2="22cm">
          <text:p text:style-name="P3"><text:span text:style-name="T1"><text:measure text:kind="gap"/></text:span><text:span text:style-name="T1"><text:measure text:kind="value">0.15</text:measure></text:span><text:span text:style-name="T1"><text:measure text:kind="unit">m</text:measure></text:span><text:span text:style-name="T1"><text:measure text:kind="gap"/></text:span></text:p>
        </draw:measure>
        <draw:measure draw:style-name="gr8" draw:text-style-name="P3" draw:layer="measurelines" svg:x1="16.4cm" svg:y1="23.5cm" svg:x2="16.4cm" svg:y2="26cm">
          <text:p text:style-name="P3"><text:span text:style-name="T1"><text:measure text:kind="gap"/></text:span><text:span text:style-name="T1"><text:measure text:kind="value">0.25</text:measure></text:span><text:span text:style-name="T1"><text:measure text:kind="unit">m</text:measure></text:span><text:span text:style-name="T1"><text:measure text:kind="gap"/></text:span></text:p>
        </draw:measure>
        <draw:measure draw:style-name="gr9" draw:text-style-name="P3" draw:layer="measurelines" svg:x1="15cm" svg:y1="23.5cm" svg:x2="5cm" svg:y2="23.4cm">
          <text:p text:style-name="P3"><text:span text:style-name="T1"><text:measure text:kind="gap"/></text:span><text:span text:style-name="T1"><text:measure text:kind="value">1</text:measure></text:span><text:span text:style-name="T1"><text:measure text:kind="unit">m</text:measure></text:span><text:span text:style-name="T1"><text:measure text:kind="gap"/></text:span></text:p>
        </draw:measure>
        <draw:custom-shape draw:style-name="gr5" draw:text-style-name="P1" draw:layer="measurelines" svg:width="5cm" svg:height="1.4cm" draw:transform="rotate (2.0943951023932) translate (9.144cm 24.5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" draw:text-style-name="P3" draw:layer="measurelines" svg:x1="9.1cm" svg:y1="24.5cm" svg:x2="5cm" svg:y2="24.5cm">
          <text:p text:style-name="P3"><text:span text:style-name="T1"><text:measure text:kind="gap"/></text:span><text:span text:style-name="T1"><text:measure text:kind="value">0.41</text:measure></text:span><text:span text:style-name="T1"><text:measure text:kind="unit">m</text:measure></text:span><text:span text:style-name="T1"><text:measure text:kind="gap"/></text:span></text:p>
        </draw:measure>
        <draw:measure draw:style-name="gr11" draw:text-style-name="P3" draw:layer="measurelines" svg:x1="9.286cm" svg:y1="24.424cm" svg:x2="6.806cm" svg:y2="20.085cm">
          <text:p text:style-name="P3"><text:span text:style-name="T1"><text:measure text:kind="gap"/></text:span><text:span text:style-name="T1"><text:measure text:kind="value">0.5</text:measure></text:span><text:span text:style-name="T1"><text:measure text:kind="unit">m</text:measure></text:span><text:span text:style-name="T1"><text:measure text:kind="gap"/></text:span></text:p>
        </draw:measure>
        <draw:measure draw:style-name="gr2" draw:text-style-name="P1" draw:layer="measurelines" svg:x1="5cm" svg:y1="20.1cm" svg:x2="6.6cm" svg:y2="20.1cm">
          <text:p text:style-name="P2"><text:span text:style-name="T1"><text:measure text:kind="gap"/></text:span><text:span text:style-name="T1"><text:measure text:kind="value">0.16</text:measure></text:span><text:span text:style-name="T1"><text:measure text:kind="unit">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measure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e_20_1" draw:show-unit="true" draw:placing="abov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2:54:20.748541182</meta:creation-date>
    <dc:date>2015-09-08T14:04:57.835366372</dc:date>
    <meta:editing-duration>PT22M24S</meta:editing-duration>
    <meta:editing-cycles>3</meta:editing-cycles>
    <meta:generator>LibreOffice/4.2.8.2$Linux_X86_64 LibreOffice_project/420m0$Build-2</meta:generator>
    <meta:document-statistic meta:object-count="20"/>
  </office:meta>
</office:document-meta>
</file>